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6.227cm"/>
      <style:paragraph-properties style:writing-mode="lr-tb"/>
    </style:style>
    <style:style style:name="gr2" style:family="graphic" style:parent-style-name="standard">
      <style:graphic-properties draw:stroke="solid" svg:stroke-width="0.081cm" svg:stroke-color="#3465a4" draw:marker-start-width="0.321cm" draw:marker-end-width="0.321cm" draw:fill="none" draw:fill-color="#ffffff" fo:min-height="0.813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solid" svg:stroke-width="0.106cm" svg:stroke-color="#c9211e" draw:marker-start-width="0.359cm" draw:marker-end-width="0.359cm" draw:fill="none" draw:fill-color="#ffffff" draw:textarea-horizontal-align="left" draw:auto-grow-height="true" draw:auto-grow-width="false" fo:min-height="4.369cm" fo:min-width="0cm" fo:padding-top="0.178cm" fo:padding-bottom="0.178cm" fo:padding-left="0.303cm" fo:padding-right="0.30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svg:stroke-width="0.081cm" svg:stroke-color="#111111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color="#000000" draw:fill="none" draw:fill-color="#ffffff" fo:min-height="5.084cm"/>
      <style:paragraph-properties style:writing-mode="lr-tb"/>
    </style:style>
    <style:style style:name="gr7" style:family="graphic" style:parent-style-name="standard">
      <style:graphic-properties draw:stroke="solid" svg:stroke-width="0.053cm" svg:stroke-color="#00a933" draw:marker-start-width="0.279cm" draw:marker-end-width="0.279cm" draw:fill="none" draw:fill-color="#ffffff" fo:min-height="0.922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solid" svg:stroke-width="0.106cm" svg:stroke-color="#c9211e" draw:marker-start-width="0.359cm" draw:marker-end-width="0.359cm" draw:fill="none" draw:fill-color="#ffffff" draw:textarea-horizontal-align="left" draw:auto-grow-height="true" draw:auto-grow-width="false" fo:min-height="4.978cm" fo:min-width="0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gr10" style:family="graphic" style:parent-style-name="standard">
      <style:graphic-properties draw:stroke="solid" svg:stroke-width="0.106cm" svg:stroke-color="#c9211e" draw:marker-start-width="0.359cm" draw:marker-end-width="0.359cm" draw:fill="none" draw:fill-color="#ffffff" draw:textarea-horizontal-align="left" draw:auto-grow-height="true" draw:auto-grow-width="false" fo:min-height="4.886cm" fo:min-width="0cm" fo:padding-top="0.178cm" fo:padding-bottom="0.178cm" fo:padding-left="0.303cm" fo:padding-right="0.3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color="#000000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431cm" svg:height="6.477cm" svg:x="7.377cm" svg:y="6.461cm">
          <draw:text-box>
            <text:p text:style-name="P1">Main Agent</text:p>
          </draw:text-box>
        </draw:frame>
        <draw:frame draw:style-name="gr2" draw:text-style-name="P3" xml:id="id1" draw:id="id1" draw:layer="layout" svg:width="4.445cm" svg:height="1.143cm" svg:x="1.254cm" svg:y="3.032cm">
          <draw:text-box>
            <text:p>New Request</text:p>
          </draw:text-box>
        </draw:frame>
        <draw:frame draw:style-name="gr3" draw:text-style-name="P3" xml:id="id2" draw:id="id2" draw:layer="layout" svg:width="15.748cm" svg:height="4.725cm" svg:x="7.35cm" svg:y="1.228cm">
          <draw:text-box>
            <text:p>Received by Request Handler</text:p>
            <text:list text:style-name="L1">
              <text:list-item>
                <text:p>ID generated</text:p>
              </text:list-item>
              <text:list-item>
                <text:p>Adds “Initialize Request” task on Request Task List</text:p>
              </text:list-item>
              <text:list-item>
                <text:p>Store request contents somewhere (<text:span text:style-name="T1">asset</text:span>)</text:p>
              </text:list-item>
              <text:list-item>
                <text:p>ID and Location of <text:span text:style-name="T1">asset</text:span> are stored in a DB</text:p>
              </text:list-item>
              <text:list-item>
                <text:p>ID placed on Main Queue</text:p>
              </text:list-item>
            </text:list>
          </draw:text-box>
        </draw:frame>
        <draw:connector draw:style-name="gr4" draw:text-style-name="P4" draw:layer="layout" draw:type="line" svg:x1="5.699cm" svg:y1="3.603cm" svg:x2="7.35cm" svg:y2="3.59cm" draw:start-shape="id1" draw:start-glue-point="1" draw:end-shape="id2" draw:end-glue-point="3" svg:d="M5699 3603l1651-13" svg:viewBox="0 0 1652 14">
          <text:p/>
        </draw:connector>
        <draw:g>
          <draw:line draw:style-name="gr5" draw:text-style-name="P4" draw:layer="layout" svg:x1="7.942cm" svg:y1="8.494cm" svg:x2="7.942cm" svg:y2="12.267cm">
            <text:p/>
          </draw:line>
          <draw:line draw:style-name="gr5" draw:text-style-name="P4" draw:layer="layout" svg:x1="11.752cm" svg:y1="8.494cm" svg:x2="11.752cm" svg:y2="12.267cm">
            <text:p/>
          </draw:line>
          <draw:frame draw:style-name="gr6" draw:text-style-name="P3" draw:layer="layout" svg:width="4.375cm" svg:height="5.334cm" svg:x="7.631cm" svg:y="7.442cm">
            <draw:text-box>
              <text:p>Main Queue</text:p>
            </draw:text-box>
          </draw:frame>
          <draw:frame draw:style-name="gr7" draw:text-style-name="P3" draw:layer="layout" svg:width="3.556cm" svg:height="1.224cm" svg:x="8.069cm" svg:y="8.447cm">
            <draw:text-box>
              <text:p>IDxxxx-6</text:p>
            </draw:text-box>
          </draw:frame>
          <draw:frame draw:style-name="gr7" draw:text-style-name="P3" draw:layer="layout" svg:width="3.556cm" svg:height="1.224cm" svg:x="8.069cm" svg:y="9.795cm">
            <draw:text-box>
              <text:p>IDxxxx-5</text:p>
            </draw:text-box>
          </draw:frame>
          <draw:frame draw:style-name="gr7" draw:text-style-name="P3" draw:layer="layout" svg:width="3.556cm" svg:height="1.224cm" svg:x="8.069cm" svg:y="11.173cm">
            <draw:text-box>
              <text:p>IDxxxx-4</text:p>
            </draw:text-box>
          </draw:frame>
        </draw:g>
        <draw:frame draw:style-name="gr8" draw:text-style-name="P3" draw:layer="layout" svg:width="14.478cm" svg:height="5.334cm" svg:x="12.076cm" svg:y="7.442cm">
          <draw:text-box>
            <text:p>Main Queue Handler</text:p>
            <text:list text:style-name="L1">
              <text:list-item>
                <text:p>Reads Next ID off Queue</text:p>
              </text:list-item>
              <text:list-item>
                <text:p>Retrieves asset location from DB</text:p>
              </text:list-item>
              <text:list-item>
                <text:p>Retrieves asset contents</text:p>
              </text:list-item>
              <text:list-item>
                <text:p>Reads First Task on Task List in asset contents</text:p>
              </text:list-item>
              <text:list-item>
                <text:p>Identifies which Task is required</text:p>
              </text:list-item>
              <text:list-item>
                <text:p>Places ID on identified Task Queue</text:p>
              </text:list-item>
            </text:list>
          </draw:text-box>
        </draw:frame>
        <draw:frame draw:style-name="gr9" draw:text-style-name="P3" draw:layer="layout" svg:width="0.508cm" svg:height="0.127cm" svg:x="25.919cm" svg:y="13.192cm">
          <draw:text-box>
            <text:p/>
          </draw:text-box>
        </draw:frame>
        <draw:g>
          <draw:frame draw:style-name="gr1" draw:text-style-name="P2" draw:layer="layout" svg:width="25.94cm" svg:height="6.477cm" svg:x="1cm" svg:y="13.319cm">
            <draw:text-box>
              <text:p text:style-name="P1">Task Agent - Initialize Request</text:p>
            </draw:text-box>
          </draw:frame>
          <draw:line draw:style-name="gr5" draw:text-style-name="P4" draw:layer="layout" svg:x1="1.565cm" svg:y1="15.352cm" svg:x2="1.565cm" svg:y2="19.125cm">
            <text:p/>
          </draw:line>
          <draw:line draw:style-name="gr5" draw:text-style-name="P4" draw:layer="layout" svg:x1="5.375cm" svg:y1="15.352cm" svg:x2="5.375cm" svg:y2="19.125cm">
            <text:p/>
          </draw:line>
          <draw:frame draw:style-name="gr7" draw:text-style-name="P3" draw:layer="layout" svg:width="3.556cm" svg:height="1.224cm" svg:x="1.692cm" svg:y="15.305cm">
            <draw:text-box>
              <text:p>IDxxxx-3</text:p>
            </draw:text-box>
          </draw:frame>
          <draw:frame draw:style-name="gr7" draw:text-style-name="P3" draw:layer="layout" svg:width="3.556cm" svg:height="1.224cm" svg:x="1.692cm" svg:y="16.653cm">
            <draw:text-box>
              <text:p>IDxxxx-2</text:p>
            </draw:text-box>
          </draw:frame>
          <draw:frame draw:style-name="gr7" draw:text-style-name="P3" draw:layer="layout" svg:width="3.556cm" svg:height="1.224cm" svg:x="1.692cm" svg:y="18.031cm">
            <draw:text-box>
              <text:p>IDxxxx-1</text:p>
            </draw:text-box>
          </draw:frame>
          <draw:frame draw:style-name="gr6" draw:text-style-name="P2" draw:layer="layout" svg:width="7.747cm" svg:height="5.334cm" svg:x="1.254cm" svg:y="14.3cm">
            <draw:text-box>
              <text:p text:style-name="P1">Initialize Request Queue</text:p>
            </draw:text-box>
          </draw:frame>
          <draw:frame draw:style-name="gr10" draw:text-style-name="P3" draw:layer="layout" svg:width="17.272cm" svg:height="5.334cm" svg:x="9.193cm" svg:y="14.335cm">
            <draw:text-box>
              <text:p>Initialize Request Queue Handler</text:p>
              <text:list text:style-name="L1">
                <text:list-item>
                  <text:p>Reads Next ID off Queue</text:p>
                </text:list-item>
                <text:list-item>
                  <text:p>Retrieves asset location from DB</text:p>
                </text:list-item>
                <text:list-item>
                  <text:p>Retrieves asset contents</text:p>
                </text:list-item>
                <text:list-item>
                  <text:p>Executes First Task on Task List</text:p>
                </text:list-item>
                <text:list-item>
                  <text:p>Updates &amp; saves asset based on execution results</text:p>
                </text:list-item>
                <text:list-item>
                  <text:p>Places ID back on Main Queue for next Task on Task List</text:p>
                </text:list-item>
              </text:list>
            </draw:text-box>
          </draw:frame>
          <draw:frame draw:style-name="gr9" draw:text-style-name="P3" draw:layer="layout" svg:width="0.508cm" svg:height="0.127cm" svg:x="19.542cm" svg:y="20.05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6T22:33:16.297806418</meta:creation-date>
    <dc:date>2020-04-06T23:30:51.061989650</dc:date>
    <meta:editing-duration>PT12M42S</meta:editing-duration>
    <meta:editing-cycles>2</meta:editing-cycles>
    <meta:generator>LibreOffice/6.3.5.2$Linux_AARCH64 LibreOffice_project/30$Build-2</meta:generator>
    <meta:document-statistic meta:object-count="23"/>
  </office:meta>
</office:document-meta>
</file>